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40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table:number-columns-repeated="5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6" office:value-type="string" calcext:value-type="string">
            <text:p>x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+</text:p>
          </table:table-cell>
          <table:table-cell table:number-columns-repeated="35"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98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>
            <text:p>keys</text:p>
          </table:table-cell>
          <table:table-cell/>
          <table:table-cell office:value-type="string" calcext:value-type="string">
            <text:p>+</text:p>
          </table:table-cell>
          <table:table-cell table:number-columns-repeated="994"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table:number-columns-repeated="29"/>
          <table:table-cell office:value-type="string" calcext:value-type="string">
            <text:p>k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0</text:p>
          </table:table-cell>
          <table:table-cell/>
          <table:table-cell office:value-type="string" calcext:value-type="string">
            <text:p>“start of the journey”</text:p>
          </table:table-cell>
          <table:table-cell table:number-columns-repeated="10"/>
          <table:table-cell office:value-type="string" calcext:value-type="string">
            <text:p>Level 1</text:p>
          </table:table-cell>
          <table:table-cell/>
          <table:table-cell office:value-type="string" calcext:value-type="string">
            <text:p>“meet the cubester”</text:p>
          </table:table-cell>
          <table:table-cell table:number-columns-repeated="13"/>
          <table:table-cell office:value-type="string" calcext:value-type="string">
            <text:p>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“i”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13" office:value-type="string" calcext:value-type="string">
            <text:p>+</text:p>
          </table:table-cell>
          <table:table-cell/>
          <table:table-cell office:value-type="string" calcext:value-type="string">
            <text:p>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l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p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w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s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/>
          <table:table-cell office:value-type="string" calcext:value-type="string">
            <text:p>h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vel 2</text:p>
          </table:table-cell>
          <table:table-cell/>
          <table:table-cell office:value-type="string" calcext:value-type="string">
            <text:p>“unlock the door”</text:p>
          </table:table-cell>
          <table:table-cell table:number-columns-repeated="10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table:number-columns-repeated="8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Level 4</text:p>
          </table:table-cell>
          <table:table-cell table:number-columns-repeated="12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>
          <table:table-cell table:number-columns-repeated="13"/>
          <table:table-cell table:number-columns-repeated="15" office:value-type="string" calcext:value-type="string">
            <text:p>+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Extrem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vel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number-columns-repeated="11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//enemy key (y,u,a,b,c,d,l,r,h,i,j,k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 y (starts top goes down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other version is u starts down goes top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a (starts top left goes top right bottom right bottom left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b top right bottom right bottom left top lef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c bottom right bottom left top left top righ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d bottom left top left goes top right bottom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d</text:p>
          </table:table-cell>
          <table:table-cell table:number-columns-repeated="5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l starts left goes right</text:p>
          </table:table-cell>
          <table:table-cell table:number-columns-repeated="1003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r starts right goes lef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1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4"/>//h goes up to next h and telports back to first 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<text:s text:c="8"/>//i goes right to next i and telports back to first i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j goes down to next j and telports back to first j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<text:s text:c="8"/>//k goes left to next k and telports back to first k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9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16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intro 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table:number-columns-repeated="7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meet the cubesters part 2</text:p>
          </table:table-cell>
          <table:table-cell table:number-columns-repeated="1001"/>
        </table:table-row>
        <table:table-row table:style-name="ro1"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f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number-columns-repeated="12"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l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</text:p>
          </table:table-cell>
          <table:table-cell table:number-columns-repeated="10"/>
          <table:table-cell table:number-columns-repeated="9"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 office:value-type="string" calcext:value-type="string">
            <text:p>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3"/>
          <table:table-cell office:value-type="string" calcext:value-type="string">
            <text:p>hard 3</text:p>
          </table:table-cell>
          <table:table-cell table:number-columns-repeated="1000"/>
        </table:table-row>
        <table:table-row table:style-name="ro1">
          <table:table-cell table:number-columns-repeated="23"/>
          <table:table-cell office:value-type="string" calcext:value-type="string">
            <text:p>5 d's of dodging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medium 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16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d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f</text:p>
          </table:table-cell>
          <table:table-cell table:number-columns-repeated="10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14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16" office:value-type="string" calcext:value-type="string">
            <text:p>x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23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16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+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16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table:number-columns-repeated="5" office:value-type="string" calcext:value-type="string">
            <text:p>+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16" office:value-type="string" calcext:value-type="string">
            <text:p>x</text:p>
          </table:table-cell>
          <table:table-cell table:number-columns-repeated="4"/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</text:p>
          </table:table-cell>
          <table:table-cell table:number-columns-repeated="3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number-columns-repeated="4"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number-columns-repeated="16" office:value-type="string" calcext:value-type="string">
            <text:p>x</text:p>
          </table:table-cell>
          <table:table-cell table:number-columns-repeated="1005"/>
        </table:table-row>
        <table:table-row table:style-name="ro1" table:number-rows-repeated="104838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0:06:42.842871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 zhong</meta:initial-creator>
    <meta:creation-date>2016-04-23T16:20:41.501930087</meta:creation-date>
    <dc:date>2016-05-01T21:33:43.795164730</dc:date>
    <dc:creator>Christopher Komplin</dc:creator>
    <meta:editing-duration>PT4H10M5S</meta:editing-duration>
    <meta:editing-cycles>14</meta:editing-cycles>
    <meta:generator>LibreOffice/4.2.8.2$Linux_X86_64 LibreOffice_project/420m0$Build-2</meta:generator>
    <meta:document-statistic meta:table-count="1" meta:cell-count="3975" meta:object-count="0"/>
  </office:meta>
</office:document-meta>
</file>